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MI10" svg:font-family="CMMI10"/>
    <style:font-face style:name="CMR10" svg:font-family="CMR10"/>
    <style:font-face style:name="CMSY10~49" svg:font-family="CMSY10~49"/>
    <style:font-face style:name="CMSY10~4c" svg:font-family="CMSY10~4c"/>
    <style:font-face style:name="CMTT10" svg:font-family="CMTT10"/>
    <style:font-face style:name="NimbusRomNo9L-Regu" svg:font-family="NimbusRomNo9L-Regu"/>
    <style:font-face style:name="Symbol" svg:font-family="Symbol"/>
    <style:font-face style:name="Tahoma1" svg:font-family="Tahoma"/>
    <style:font-face style:name="Times New Roman1" svg:font-family="'Times New Roman'" style:font-family-generic="roman"/>
    <style:font-face style:name="ZapfChancery-MediumItalic" svg:font-family="ZapfChancery-MediumItalic" style:font-family-generic="script"/>
    <style:font-face style:name="CMR101" svg:font-family="CMR10" style:font-family-generic="swiss"/>
    <style:font-face style:name="URWPalladioL-Ital" svg:font-family="URWPalladioL-Ital" style:font-family-generic="swiss"/>
    <style:font-face style:name="URWPalladioL-Roma" svg:font-family="URWPalladioL-Rom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3pt" style:font-name-asian="Times New Roman" style:font-size-asian="13pt" style:font-size-complex="13pt"/>
    </style:style>
    <style:style style:name="P2" style:family="paragraph" style:parent-style-name="Standard">
      <style:text-properties style:font-name="Times New Roman" fo:font-size="12pt" style:font-name-asian="Times New Roman" style:font-size-asian="12pt" style:font-size-complex="12pt"/>
    </style:style>
    <style:style style:name="P3" style:family="paragraph" style:parent-style-name="Standard">
      <style:text-properties fo:color="#000000" style:font-name="Times New Roman" fo:font-size="13pt" fo:language="fr" fo:country="FR" style:font-name-asian="Times New Roman" style:font-size-asian="13pt" style:font-size-complex="13pt"/>
    </style:style>
    <style:style style:name="P4" style:family="paragraph" style:parent-style-name="Standard">
      <style:text-properties fo:color="#000000" style:font-name="Times New Roman" fo:font-size="12pt" style:font-name-asian="Times New Roman" style:font-size-asian="12pt" style:font-size-complex="12pt"/>
    </style:style>
    <style:style style:name="P5" style:family="paragraph" style:parent-style-name="Standard">
      <style:text-properties fo:color="#000000" style:font-name="Times New Roman" fo:font-size="12pt" fo:language="fr" fo:country="FR" style:font-name-asian="Times New Roman" style:font-size-asian="12pt" style:font-size-complex="12pt"/>
    </style:style>
    <style:style style:name="P6" style:family="paragraph" style:parent-style-name="Standard">
      <style:text-properties fo:font-variant="normal" fo:text-transform="none" fo:color="#000000" style:font-name="Times New Roman" fo:font-size="13pt" fo:letter-spacing="normal" fo:language="fr" fo:country="FR" fo:font-style="normal" fo:font-weight="normal" style:font-name-asian="Times New Roman" style:font-size-asian="13pt" style:font-size-complex="13pt"/>
    </style:style>
    <style:style style:name="P7" style:family="paragraph" style:parent-style-name="Standard">
      <style:text-properties fo:font-variant="normal" fo:text-transform="none" fo:color="#000000" style:font-name="Times New Roman" fo:font-size="12pt" fo:letter-spacing="normal" fo:language="fr" fo:country="FR" fo:font-style="normal" fo:font-weight="normal" style:font-name-asian="Times New Roman" style:font-size-asian="12pt" style:font-size-complex="12pt"/>
    </style:style>
    <style:style style:name="P8" style:family="paragraph" style:parent-style-name="Standard" style:list-style-name="L1">
      <style:text-properties fo:color="#000000" style:font-name="Times New Roman" fo:font-size="12pt" fo:language="fr" fo:country="FR" style:font-name-asian="Times New Roman" style:font-size-asian="12pt" style:font-size-complex="12pt"/>
    </style:style>
    <style:style style:name="P9" style:family="paragraph" style:parent-style-name="Standard">
      <style:text-properties fo:color="#000000" style:font-name="Times New Roman" fo:font-size="12pt" fo:language="fr" fo:country="FR" style:font-name-asian="Times New Roman" style:font-size-asian="12pt" style:font-name-complex="URWPalladioL-Roma" style:font-size-complex="12pt"/>
    </style:style>
    <style:style style:name="P10" style:family="paragraph" style:parent-style-name="Standard">
      <style:paragraph-properties fo:text-align="justify" style:justify-single-word="false"/>
      <style:text-properties fo:color="#000000" style:font-name="Times New Roman" fo:font-size="12pt" fo:language="fr" fo:country="FR" style:font-name-asian="Times New Roman" style:font-size-asian="12pt" style:font-name-complex="URWPalladioL-Roma" style:font-size-complex="12pt"/>
    </style:style>
    <style:style style:name="P11" style:family="paragraph" style:parent-style-name="Standard">
      <style:text-properties fo:color="#000000" style:font-name="Times New Roman" fo:font-size="12pt" fo:language="fr" fo:country="FR" fo:font-weight="bold" style:font-name-asian="Times New Roman" style:font-size-asian="12pt" style:font-weight-asian="bold" style:font-name-complex="URWPalladioL-Roma" style:font-size-complex="12pt" style:font-weight-complex="bold"/>
    </style:style>
    <style:style style:name="P12" style:family="paragraph" style:parent-style-name="Standard">
      <style:text-properties fo:color="#000000" style:font-name="Times New Roman" fo:font-size="12pt" style:font-name-asian="Times New Roman" style:font-size-asian="12pt" style:font-name-complex="URWPalladioL-Roma" style:font-size-complex="12pt"/>
    </style:style>
    <style:style style:name="P13" style:family="paragraph" style:parent-style-name="Standard">
      <style:text-properties fo:color="#000000" style:font-name="Times New Roman" fo:font-size="16pt" fo:language="fr" fo:country="FR" fo:font-weight="bold" style:font-name-asian="Times New Roman" style:font-size-asian="16pt" style:font-weight-asian="bold" style:font-size-complex="16pt" style:font-weight-complex="bold"/>
    </style:style>
    <style:style style:name="P14" style:family="paragraph" style:parent-style-name="Standard">
      <style:text-properties fo:color="#000000" style:font-name="Times New Roman" fo:font-size="13pt" fo:language="fr" fo:country="FR" style:font-name-asian="Times New Roman" style:font-size-asian="13pt" style:font-size-complex="13pt"/>
    </style:style>
    <style:style style:name="P15" style:family="paragraph" style:parent-style-name="Standard">
      <style:text-properties style:font-name="Times New Roman" fo:font-size="12pt" style:font-name-asian="Times New Roman" style:font-size-asian="12pt" style:font-name-complex="URWPalladioL-Roma" style:font-size-complex="12pt"/>
    </style:style>
    <style:style style:name="P16" style:family="paragraph" style:parent-style-name="Standard">
      <style:text-properties style:font-name="Times New Roman" fo:font-size="12pt" style:font-name-asian="Times New Roman" style:font-size-asian="12pt" style:font-size-complex="12pt"/>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9" style:family="paragraph" style:parent-style-name="Standard" style:list-style-name="">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20" style:family="paragraph" style:parent-style-name="Standard">
      <style:paragraph-properties fo:text-align="justify" style:justify-single-word="false"/>
      <style:text-properties style:font-name="Times New Roman1" fo:font-size="10pt" style:font-name-asian="Times New Roman1" style:font-size-asian="10pt" style:font-name-complex="Times New Roman1" style:font-size-complex="10pt"/>
    </style:style>
    <style:style style:name="P21" style:family="paragraph" style:parent-style-name="Standard" style:list-style-name="">
      <style:paragraph-properties style:text-autospace="none"/>
    </style:style>
    <style:style style:name="P22" style:family="paragraph" style:parent-style-name="Standard">
      <style:text-properties fo:font-variant="normal" fo:text-transform="none" fo:color="#000000" style:font-name="Times New Roman" fo:font-size="12pt" fo:letter-spacing="normal" fo:language="fr" fo:country="FR" fo:font-style="normal" fo:font-weight="normal" style:font-name-asian="Times New Roman" style:font-size-asian="12pt" style:font-size-complex="12pt"/>
    </style:style>
    <style:style style:name="T1" style:family="text">
      <style:text-properties fo:font-variant="normal" fo:text-transform="none" fo:letter-spacing="normal" fo:language="fr" fo:country="FR" fo:font-style="normal" fo:font-weight="normal"/>
    </style:style>
    <style:style style:name="T2" style:family="text">
      <style:text-properties fo:font-variant="normal" fo:text-transform="none" fo:color="#000000" fo:letter-spacing="normal" fo:language="fr" fo:country="FR" fo:font-style="normal" fo:font-weight="normal"/>
    </style:style>
    <style:style style:name="T3" style:family="text">
      <style:text-properties fo:font-variant="normal" fo:text-transform="none" fo:color="#000000" fo:letter-spacing="normal" fo:language="fr" fo:country="FR" fo:font-style="normal" fo:font-weight="normal" style:font-weight-asian="normal" style:font-weight-complex="normal"/>
    </style:style>
    <style:style style:name="T4" style:family="text">
      <style:text-properties fo:font-variant="normal" fo:text-transform="none" fo:color="#000000" style:font-name="Times New Roman" fo:font-size="12pt" fo:letter-spacing="normal" fo:language="fr" fo:country="FR" fo:font-style="normal" fo:font-weight="normal" style:font-name-asian="Times New Roman" style:font-size-asian="12pt" style:font-size-complex="12pt"/>
    </style:style>
    <style:style style:name="T5" style:family="text">
      <style:text-properties fo:font-variant="normal" fo:text-transform="none" fo:color="#000000" style:font-name="Times New Roman" fo:font-size="12pt" fo:letter-spacing="normal" fo:language="fr" fo:country="FR" fo:font-style="normal" fo:font-weight="normal" style:font-name-asian="Times New Roman" style:font-size-asian="12pt" style:font-name-complex="URWPalladioL-Roma" style:font-size-complex="12pt"/>
    </style:style>
    <style:style style:name="T6" style:family="text">
      <style:text-properties fo:font-variant="normal" fo:text-transform="none" fo:color="#000000" style:font-name="Times New Roman" fo:font-size="12pt" fo:letter-spacing="normal" fo:language="fr" fo:country="FR" fo:font-style="normal" fo:font-weight="normal" style:font-name-asian="Times New Roman" style:font-size-asian="12pt" style:font-weight-asian="normal" style:font-name-complex="URWPalladioL-Roma" style:font-size-complex="12pt" style:font-weight-complex="normal"/>
    </style:style>
    <style:style style:name="T7" style:family="text">
      <style:text-properties fo:font-variant="normal" fo:text-transform="none" fo:color="#000000" style:font-name="Times New Roman" fo:font-size="12pt" fo:letter-spacing="normal" fo:language="fr" fo:country="FR" fo:font-style="normal" fo:font-weight="normal" style:font-size-asian="12pt" style:font-name-complex="URWPalladioL-Roma" style:font-size-complex="12pt"/>
    </style:style>
    <style:style style:name="T8" style:family="text">
      <style:text-properties fo:font-variant="normal" fo:text-transform="none" fo:color="#000000" style:font-name="Times New Roman" fo:font-size="12pt" fo:letter-spacing="normal" fo:font-style="normal" fo:font-weight="normal" style:font-name-asian="Times New Roman"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name-asian="Times New Roman" style:font-size-asian="12pt" style:font-name-complex="URWPalladioL-Roma" style:font-size-complex="12pt"/>
    </style:style>
    <style:style style:name="T10" style:family="text">
      <style:text-properties fo:font-variant="normal" fo:text-transform="none" fo:color="#000000" style:font-name="Times New Roman" fo:letter-spacing="normal" fo:language="fr" fo:country="FR" fo:font-style="normal" style:font-name-asian="Times New Roman" style:font-name-complex="URWPalladioL-Roma"/>
    </style:style>
    <style:style style:name="T11" style:family="text">
      <style:text-properties fo:font-variant="normal" fo:text-transform="none" fo:color="#000000" fo:font-size="12pt" fo:letter-spacing="normal" fo:font-style="normal" fo:font-weight="normal" style:font-size-asian="12pt" style:font-size-complex="12pt"/>
    </style:style>
    <style:style style:name="T12" style:family="text">
      <style:text-properties fo:font-variant="normal" fo:text-transform="none" fo:color="#000000" fo:font-size="12pt" fo:letter-spacing="normal" fo:language="fr" fo:country="FR" fo:font-style="normal" fo:font-weight="normal" style:font-size-asian="12pt" style:font-size-complex="12pt"/>
    </style:style>
    <style:style style:name="T13" style:family="text">
      <style:text-properties fo:font-variant="normal" fo:text-transform="none" fo:color="#000000" fo:font-size="11pt" fo:letter-spacing="normal" fo:language="fr" fo:country="FR" fo:font-style="normal" fo:font-weight="normal" style:font-size-asian="11pt" style:font-size-complex="11pt"/>
    </style:style>
    <style:style style:name="T14" style:family="text">
      <style:text-properties fo:font-variant="normal" fo:text-transform="none" fo:color="#000000" style:font-name="CMTT10" fo:font-size="11pt" fo:letter-spacing="normal" fo:language="fr" fo:country="FR" fo:font-style="normal" fo:font-weight="normal" style:font-name-asian="CMTT10" style:font-size-asian="11pt" style:font-name-complex="CMTT10" style:font-size-complex="11pt"/>
    </style:style>
    <style:style style:name="T15" style:family="text">
      <style:text-properties fo:font-variant="normal" fo:text-transform="none" fo:color="#222222" fo:letter-spacing="normal" fo:language="fr" fo:country="FR" fo:font-style="normal" fo:font-weight="normal"/>
    </style:style>
    <style:style style:name="T16" style:family="text">
      <style:text-properties fo:font-variant="normal" fo:text-transform="none" fo:font-size="12pt" fo:letter-spacing="normal" fo:language="fr" fo:country="FR" fo:font-style="normal" fo:font-weight="normal" style:font-size-asian="12pt" style:font-name-complex="URWPalladioL-Ital" style:font-size-complex="12pt"/>
    </style:style>
    <style:style style:name="T17" style:family="text">
      <style:text-properties fo:color="#000000" fo:language="fr" fo:country="FR"/>
    </style:style>
    <style:style style:name="T18" style:family="text">
      <style:text-properties fo:color="#000000" style:font-name="Times New Roman" fo:font-size="12pt" fo:language="fr" fo:country="FR" style:font-name-asian="Times New Roman" style:font-size-asian="12pt" style:font-name-complex="URWPalladioL-Roma" style:font-size-complex="12pt"/>
    </style:style>
    <style:style style:name="T19" style:family="text">
      <style:text-properties fo:color="#000000" style:font-name="Times New Roman" fo:font-size="12pt" fo:language="fr" fo:country="FR" style:font-size-asian="12pt" style:font-name-complex="URWPalladioL-Roma" style:font-size-complex="12pt"/>
    </style:style>
    <style:style style:name="T20" style:family="text">
      <style:text-properties fo:color="#000000" style:font-name="Times New Roman" fo:font-size="12pt" fo:language="fr" fo:country="FR" style:font-name-asian="NimbusRomNo9L-Regu" style:font-size-asian="12pt" style:font-name-complex="NimbusRomNo9L-Regu" style:font-size-complex="12pt"/>
    </style:style>
    <style:style style:name="T21" style:family="text">
      <style:text-properties fo:color="#000000" fo:font-size="12pt" fo:language="fr" fo:country="FR" style:font-size-asian="12pt" style:font-size-complex="12pt"/>
    </style:style>
    <style:style style:name="T22" style:family="text">
      <style:text-properties style:font-name-complex="URWPalladioL-Roma"/>
    </style:style>
    <style:style style:name="T23" style:family="text">
      <style:text-properties style:font-name="Times New Roman" fo:font-size="12pt" style:font-name-asian="Times New Roman" style:font-size-asian="12pt" style:font-name-complex="URWPalladioL-Roma" style:font-size-complex="12pt"/>
    </style:style>
    <style:style style:name="T24" style:family="text">
      <style:text-properties style:font-name="Times New Roman" style:font-name-complex="URWPalladioL-Roma"/>
    </style:style>
    <style:style style:name="T25" style:family="text">
      <style:text-properties fo:language="fr" fo:country="FR"/>
    </style:style>
    <style:style style:name="T26" style:family="text">
      <style:text-properties fo:font-size="12pt" style:font-size-asian="12pt" style:font-name-complex="URWPalladioL-Ital" style:font-size-complex="12pt"/>
    </style:style>
    <style:style style:name="T27" style:family="text">
      <style:text-properties fo:font-size="12pt" style:font-size-asian="12pt" style:font-name-complex="CMR101" style:font-size-complex="12pt"/>
    </style:style>
    <style:style style:name="T28" style:family="text">
      <style:text-properties fo:font-size="11pt" style:font-size-asian="11pt" style:font-size-complex="11pt"/>
    </style:style>
    <style:style style:name="T29" style:family="text">
      <style:text-properties style:font-name="CMR10" fo:font-size="11pt" style:font-name-asian="CMR10" style:font-size-asian="11pt" style:font-name-complex="CMR10" style:font-size-complex="11pt"/>
    </style:style>
    <style:style style:name="T30" style:family="text">
      <style:text-properties style:font-name="CMMI10" fo:font-size="11pt" style:font-name-asian="CMMI10" style:font-size-asian="11pt" style:font-name-complex="CMMI10" style:font-size-complex="11pt"/>
    </style:style>
    <style:style style:name="T31" style:family="text">
      <style:text-properties style:font-name="CMTT10" fo:font-size="11pt" style:font-name-asian="CMTT10" style:font-size-asian="11pt" style:font-name-complex="CMTT10" style:font-size-complex="11pt"/>
    </style:style>
    <style:style style:name="T32" style:family="text">
      <style:text-properties style:font-name="Times New Roman1" fo:font-size="11pt" style:font-name-asian="Times New Roman1" style:font-size-asian="11pt" style:font-name-complex="Times New Roman1" style:font-size-complex="11pt"/>
    </style:style>
    <style:style style:name="T33" style:family="text">
      <style:text-properties style:font-name="Times New Roman1" fo:font-size="11pt" fo:language="en" fo:country="US" style:font-name-asian="Times New Roman1" style:font-size-asian="11pt" style:font-name-complex="Times New Roman1" style:font-size-complex="11pt"/>
    </style:style>
    <style:style style:name="T34" style:family="text">
      <style:text-properties style:font-name="Times New Roman1" fo:font-size="8pt" style:font-name-asian="Times New Roman1" style:font-size-asian="8pt" style:font-name-complex="Times New Roman1"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text:start-value="10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65438129182481653" text:style-name="L1">
        <text:list-item>
          <text:p text:style-name="P8">Première itération <text:s text:c="12"/>Validation du 26/03/2015</text:p>
        </text:list-item>
      </text:list>
      <text:p text:style-name="P5"><text:tab/>a. ) Lire l'article 'Phrasal verb Translation' et <text:s/>le résumer .</text:p>
      <text:p text:style-name="P5"><text:tab/>b. ) Installer et se pratiquer le Cygwin .</text:p>
      <text:p text:style-name="P5"><text:tab/>c. ) Installer Moses sur Cygwin .</text:p>
      <text:p text:style-name="P5"><text:tab/>d. ) Lire les documents de Moses et Tutoriels</text:p>
      <text:p text:style-name="P5"><text:tab/>e. ) Installer GIZA++ sur Cygwin .</text:p>
      <text:p text:style-name="P5"/>
      <text:list xml:id="list38232859" text:continue-numbering="true" text:style-name="L1">
        <text:list-item>
          <text:p text:style-name="P8">Deuxième itération <text:s text:c="10"/>Validation du 02/04/2015</text:p>
          <text:p text:style-name="P8">a. ) Lire l'article ' Bleu :a method for Automatic Evaluation of Machine Translation'</text:p>
        </text:list-item>
      </text:list>
      <text:p text:style-name="P5"><text:tab/>b. ) Lire et compiler 'multi-bleu.perl' pour comprendre mieux le sujet.</text:p>
      <text:p text:style-name="P5"/>
      <text:list xml:id="list38252095" text:continue-numbering="true" text:style-name="L1">
        <text:list-item>
          <text:p text:style-name="P8">Troisième Itération <text:s text:c="10"/>Validation du 08/04/2015</text:p>
        </text:list-item>
      </text:list>
      <text:p text:style-name="P5"><text:tab/>a. ) Lire l'article 'Evaluation 'SMT'</text:p>
      <text:p text:style-name="P5"><text:tab/>b. ) Ecrire 'Bleu' en JAVA (en utilisant 1 fichier de corpus, au moins de 2 ficher de référence)</text:p>
      <text:p text:style-name="P5"/>
      <text:list xml:id="list38244469" text:continue-numbering="true" text:style-name="L1">
        <text:list-item>
          <text:p text:style-name="P8">Quatrième Itération <text:s text:c="9"/>Validation du 14/04/2015</text:p>
        </text:list-item>
      </text:list>
      <text:p text:style-name="P5"><text:tab/> <text:s/>Pareil travail que le semaine dernière .</text:p>
      <text:p text:style-name="P5"><text:tab/> <text:s/>NB : Nous nous sommes trompé le sens de 'N-grams', mais on a corrigé les fautes.</text:p>
      <text:p text:style-name="P5"/>
      <text:list xml:id="list38257567" text:continue-numbering="true" text:style-name="L1">
        <text:list-item>
          <text:p text:style-name="P8"><text:s/>Cinquième Itération<text:tab/><text:tab/>Validation du 21/04/2015</text:p>
        </text:list-item>
      </text:list>
      <text:p text:style-name="P5"><text:tab/>a. ) Tester programme avec 'decoda&amp; Ted'</text:p>
      <text:p text:style-name="P5"><text:tab/>b. ) Ajouter une option pour transformer les majuscule à minuscule .</text:p>
      <text:p text:style-name="P5"><text:tab/>c. ) Améliorer ce système .</text:p>
      <text:p text:style-name="P5"><text:tab/>d. ) Ajouter la fonction 'focus' .</text:p>
      <text:p text:style-name="P5"/>
      <text:p text:style-name="P5"/>
      <text:p text:style-name="P5">Pas fini encore .</text:p>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text:tab/><text:tab/><text:tab/><text:tab/><text:tab/><text:tab/>Introduction</text:p>
      <text:p text:style-name="P13">1. La difficulté de la traduction automatiquement d'anglais vers français.</text:p>
      <text:p text:style-name="P1"><text:span text:style-name="T17"><text:tab/></text:span><text:span text:style-name="T21">La traduction automatique d'expression verbal est toujours un problème qui est </text:span><text:span text:style-name="T11"><text:s/>difficile à résoudre. Il est très difficile d'avoir un bon r</text:span><text:span text:style-name="T12">ésultat car il y aurait <text:s/>beaucoup de traduction possibilité pour une même phrase. Il est possible d'afficher un <text:s/>mauvais résultat par exemple: 'give up = donner haut', ou 'take off= prendre de', '</text:span><text:span text:style-name="T16">se rendre </text:span><text:span text:style-name="T26">compte </text:span><text:span text:style-name="T27"><text:s/>= </text:span><text:span text:style-name="T26">to give account</text:span><text:span text:style-name="T12">', etc.</text:span></text:p>
      <text:p text:style-name="Standard"><text:span text:style-name="T4"><text:tab/>Du coup, ce qu'on va concentrer sur est la qualité de la traduction. </text:span><text:span text:style-name="T5">L’objectif de ce TER est </text:span><text:span text:style-name="T23">d’e</text:span>ssayer quelques techniques simples pour, à partir de ce constat, améliorer la traduction de ces constructions.</text:p>
      <text:p text:style-name="Standard"><text:tab/>Dans la tendance dominante actuelle, modèles de transfert sont automatiquement tirées de corpus de phrases-alignés. SMT (Statistical Machine Translation) paradigme ,est la meilleure méthode qu'on utilise aujourd'hui. Il a <text:span text:style-name="T25">évolué de <text:s/>simple word-based à phrase-based et hiérarchique</text:span></text:p>
      <text:p text:style-name="P2"><text:span text:style-name="T22">mode. Toutefois, sémantique non-composition, imprévisible,syntaxe, polysémie, productifs et créatifs utilisations son</text:span><text:span text:style-name="T24">t toujours les ostacles de notre travail. </text:span></text:p>
      <text:p text:style-name="Standard"><text:span text:style-name="T23"><text:tab/>Pour faciliter notre travail on va concentrer jueste sur le Phrasal Verbs (PV), la partie plus importante. Pour evaluer la qualit</text:span><text:span text:style-name="T18">é de traduction automatique, on utilise BLEU qui estime la similarité entre les corpus et les références en comparant leurs n-grams (n est un </text:span><text:span text:style-name="T7">paramètre</text:span><text:span text:style-name="T19"> changeable</text:span><text:span text:style-name="T18">).</text:span></text:p>
      <text:p text:style-name="Standard"><text:span text:style-name="T18"/></text:p>
      <text:p text:style-name="P11">Phrasal Verbs (PV)</text:p>
      <text:p text:style-name="P17"><text:span text:style-name="T18"><text:s/><text:tab/>Phrasal Verbs sont des contructions fréquentes en anglais. Ils sont composés par un <text:s/>verb principal et un préposition. Les PVs peuvent être transitifs ou intransitifs, <text:s/>et les sens de PVs ne sont pas pareils non plus. Dans ce cas là, on ne concentre que la situation transitif. Sur le plan de PVs transitifs on a </text:span><text:span text:style-name="T20">verbes-paticules et verbes </text:span><text:span text:style-name="T18">positionnelles. Pour les </text:span><text:span text:style-name="T20">verbes- <text:s/>paticules, la particule d</text:span><text:span text:style-name="T18">épend syntaxiquement (ou sémantiquement) sur le verbe. Pour les verbes positionnelles, elle </text:span><text:span text:style-name="T20">d</text:span><text:span text:style-name="T18">épend sur l'objet qui suit. </text:span></text:p>
      <text:p text:style-name="P17"><text:span text:style-name="T18"><text:tab/>Les PVs peut être décrits par un classification de 3 voies</text:span></text:p>
      <text:p text:style-name="P17"><text:span text:style-name="T18"><text:tab/><text:tab/>a.) Littéral ou de composition</text:span></text:p>
      <text:p text:style-name="P17"><text:span text:style-name="T18"><text:tab/><text:tab/>b.) Aspectuel et demi-idiomatique</text:span></text:p>
      <text:p text:style-name="P17"><text:span text:style-name="T18"><text:tab/><text:tab/>c.) Idiomatique combination</text:span></text:p>
      <text:p text:style-name="P17"><text:span text:style-name="T18"><text:tab/>De capturer les signfications des 2 premières classes est moins difficile que de capturer celles de troisième classe. Parce que pour classe a.) et b.) , le sens est plus simple et lisible, <text:s/>par contre, pour le troisième cas, <text:s/>on ne peut pas du tout les comprendre juste au <text:s/>niveau littéral.</text:span></text:p>
      <text:p text:style-name="P17"><text:tab/>Comme les verbes simples, les PVs sont difficiles <text:span text:style-name="T8">à traduire à cause de la polys</text:span><text:span text:style-name="T5">émie et <text:s/>la nuence. Le métaphore peut changer le sens de PVs. La machine ne peut pas décider quel sens on va utiliser selon <text:s/>le contexte.</text:span></text:p>
      <text:p text:style-name="P17"><text:span text:style-name="T5"><text:tab/>Les PVs <text:s/>toujours suivent un pattren. Soit combiner avec une autre particule (bolt, calm,nail + down), soit apparaître tout seul dans une phrase (know,want,forget).</text:span></text:p>
      <text:p text:style-name="P17"><text:span text:style-name="T5"><text:tab/>Pour les raisons dessus, il faudrait un système en haut qualité qui a la capacité de nous donner un bon résultat.</text:span></text:p>
      <text:p text:style-name="P17"><text:span text:style-name="T5"/></text:p>
      <text:p text:style-name="P18"><text:span text:style-name="T10">2. TED, une façon pour résoudre le problème</text:span></text:p>
      <text:p text:style-name="P17"><text:span text:style-name="T5"><text:tab/>Le TED est un ensemble de corpus qui contient de nombre de transcription de dialogue. Ces corpus sont donnés en anglais et sont traduits par le monde entier. Ensuite,avant qu'on mette le corpus dans le pipeline de formation MT, nous devons effectuer la tokenization.Vue qu'on veut identifier les PVs en anglais, on doit analyser le corpus anglais.</text:span></text:p>
      <text:p text:style-name="P17"><text:span text:style-name="T5"><text:tab/>Après le pré-traitement, la machine va lire le corpus tokenisé automatiquement et traduire en créant un nouveau fichier dans lequel on aura les textes traduits. Et puis, la machine va comparer les textes traduits avec les références qui sont données par le monde entier. En fin, la machine va affichier le meilleur résultat.</text:span></text:p>
      <text:p text:style-name="P18"><text:soft-page-break/><text:span text:style-name="T10">3. Bleu--méthode d'évaluation la qualité de MT (Machine Translation)</text:span></text:p>
      <text:p text:style-name="P17"><text:span text:style-name="T5"><text:tab/>Vue que la machine peut nous donner un très mauvais résultat comme on a dit avant, et la vérification manuel n'est pas possible s'il y a nombre de données, il faudrait un méthode qui éstime la qualité de MT, c'est le Bleu.</text:span></text:p>
      <text:p text:style-name="P17"><text:span text:style-name="T5"><text:tab/>BLEU exécutant est de calculer n-grams du candidat avec les n-grams de la traduction de référence et compter le nombre de matchs. Ces matches sont position indépendante. Plus de matchs, la traduction du candidat est meilleure.Autrement dit, la phrase traduite qui correspond </text:span><text:span text:style-name="T6">la plus à</text:span><text:span text:style-name="T5"> la phrase de <text:s/>référence va être élu. N est un paramètrre chageable.</text:span></text:p>
      <text:p text:style-name="P17"><text:span text:style-name="T5">Par exemple :</text:span></text:p>
      <text:p text:style-name="P20"><text:span text:style-name="T5"><text:tab/><text:tab/></text:span><text:span text:style-name="T13">Candidat: </text:span><text:span text:style-name="T14">the cat stand on the mat .</text:span></text:p>
      <text:p text:style-name="P19"><text:span text:style-name="T28"><text:tab/><text:tab/>R</text:span><text:span text:style-name="T5">é</text:span><text:span text:style-name="T28">f</text:span><text:span text:style-name="T5">é</text:span><text:span text:style-name="T28">rence 1: </text:span><text:span text:style-name="T31">The cat is on the mat .</text:span></text:p>
      <text:p text:style-name="P19"><text:span text:style-name="T28"><text:tab/><text:tab/>R</text:span><text:span text:style-name="T5">é</text:span><text:span text:style-name="T28">f</text:span><text:span text:style-name="T5">é</text:span><text:span text:style-name="T28">rence 2: </text:span><text:span text:style-name="T31">There is a cat on the mat .</text:span></text:p>
      <text:p text:style-name="P21"><text:span text:style-name="T32"><text:tab/><text:tab/></text:span><text:span text:style-name="T33">Matchs 1-grams</text:span><text:span text:style-name="T32"> </text:span><text:span text:style-name="T29">= </text:span><text:span text:style-name="T32">5</text:span><text:span text:style-name="T30">/</text:span><text:span text:style-name="T32">7.</text:span></text:p>
      <text:p text:style-name="P21"><text:span text:style-name="T32"><text:tab/><text:tab/></text:span><text:span text:style-name="T33">Matchs 2-grams</text:span><text:span text:style-name="T32"> </text:span><text:span text:style-name="T29">= </text:span><text:span text:style-name="T32">4</text:span><text:span text:style-name="T30">/6</text:span><text:span text:style-name="T32">.</text:span></text:p>
      <text:p text:style-name="P21"><text:span text:style-name="T32"><text:tab/><text:tab/></text:span><text:span text:style-name="T33">Matchs 3-grams</text:span><text:span text:style-name="T32"> </text:span><text:span text:style-name="T29">= </text:span><text:span text:style-name="T32">1</text:span><text:span text:style-name="T30">/5</text:span><text:span text:style-name="T32">.</text:span></text:p>
      <text:p text:style-name="P17"><text:span text:style-name="T18"><text:tab/><text:tab/></text:span></text:p>
      <text:p text:style-name="P10"/>
      <text:p text:style-name="P9"><text:tab/> </text:p>
      <text:p text:style-name="P9"/>
      <text:p text:style-name="P9"/>
      <text:p text:style-name="P12"/>
      <text:p text:style-name="P15"/>
      <text:p text:style-name="P15"/>
      <text:p text:style-name="P15"/>
      <text:p text:style-name="P15"/>
      <text:p text:style-name="P15"/>
      <text:p text:style-name="P15"/>
      <text:p text:style-name="P15"/>
      <text:p text:style-name="P15"/>
      <text:p text:style-name="P15"/>
      <text:p text:style-name="P7"><text:tab/>/*</text:p>
      <text:p text:style-name="P7"><text:tab/>1.1Traduire par Moses</text:p>
      <text:p text:style-name="P4"><text:span text:style-name="T1"><text:tab/>On a construit une table de traducion dans laquelle on a mis "mot anglais''|||''mot français||'</text:span><text:span text:style-name="T1">probabilité</text:span><text:span text:style-name="T1"> </text:span><text:span text:style-name="T1">'.</text:span></text:p>
      <text:p text:style-name="P4"><text:span text:style-name="T1"><text:tab/>Cette table a </text:span><text:span text:style-name="T1">été utilisé pour la traduction automatique. Il y aurais un nouveau ficihier dans laquelle on a mis tous les résultats. Ces résultats vont comparer avec les références.</text:span></text:p>
      <text:p text:style-name="P7"/>
      <text:p text:style-name="P7"><text:tab/>1.2.La correspondance de la traduction.</text:p>
      <text:p text:style-name="P7"><text:tab/>Pour l'instant, on est en train d'écrire une fonction 'BLEU' qui peut evaluer la qualité de traduction en comparant les résultats qu'on a obtenu de MT avec les références qui sont écrites par humains.</text:p>
      <text:p text:style-name="P2"><text:span text:style-name="T2"><text:tab/></text:span></text:p>
      <text:p text:style-name="P2"><text:span text:style-name="T2"/></text:p>
      <text:p text:style-name="P2"><text:span text:style-name="T2"/></text:p>
      <text:p text:style-name="P2"><text:span text:style-name="T2"/></text:p>
      <text:p text:style-name="P7"><text:tab/>*/</text:p>
      <text:p text:style-name="P7"/>
      <text:p text:style-name="P7"/>
      <text:p text:style-name="P7"/>
      <text:p text:style-name="P6"/>
      <text:p text:style-name="P1"><text:soft-page-break/><text:span text:style-name="T2">La</text:span><text:span text:style-name="T15"> description détaillée du suje</text:span><text:span text:style-name="T2">t</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oft-page-break/><text:span text:style-name="T15">Une description du travail réalisé </text:span><text:span text:style-name="T2">:</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La conclu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MI10" svg:font-family="CMMI10"/>
    <style:font-face style:name="CMR10" svg:font-family="CMR10"/>
    <style:font-face style:name="CMSY10~49" svg:font-family="CMSY10~49"/>
    <style:font-face style:name="CMSY10~4c" svg:font-family="CMSY10~4c"/>
    <style:font-face style:name="CMTT10" svg:font-family="CMTT10"/>
    <style:font-face style:name="NimbusRomNo9L-Regu" svg:font-family="NimbusRomNo9L-Regu"/>
    <style:font-face style:name="Symbol" svg:font-family="Symbol"/>
    <style:font-face style:name="Tahoma1" svg:font-family="Tahoma"/>
    <style:font-face style:name="Times New Roman1" svg:font-family="'Times New Roman'" style:font-family-generic="roman"/>
    <style:font-face style:name="ZapfChancery-MediumItalic" svg:font-family="ZapfChancery-MediumItalic" style:font-family-generic="script"/>
    <style:font-face style:name="CMR101" svg:font-family="CMR10" style:font-family-generic="swiss"/>
    <style:font-face style:name="URWPalladioL-Ital" svg:font-family="URWPalladioL-Ital" style:font-family-generic="swiss"/>
    <style:font-face style:name="URWPalladioL-Roma" svg:font-family="URWPalladioL-Rom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H3M46S</meta:editing-duration>
    <meta:editing-cycles>69</meta:editing-cycles>
    <meta:generator>OpenOffice/4.1.1$Win32 OpenOffice.org_project/411m6$Build-9775</meta:generator>
    <dc:date>2015-04-22T18:08:19.20</dc:date>
    <dc:creator>Yuxing TIAN</dc:creator>
    <meta:document-statistic meta:table-count="0" meta:image-count="0" meta:object-count="0" meta:page-count="6" meta:paragraph-count="64" meta:word-count="1005" meta:character-count="6209"/>
    <meta:user-defined meta:name="Info 1"/>
    <meta:user-defined meta:name="Info 2"/>
    <meta:user-defined meta:name="Info 3"/>
    <meta:user-defined meta:name="Info 4"/>
  </office:meta>
</office:document-meta>
</file>